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042cm" fo:min-width="10.36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87cm" fo:min-width="11.79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9.74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42cm" fo:min-width="7.6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84cm" fo:min-width="7.1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8cm" fo:min-width="9.05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84cm" fo:min-width="9.46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43cm" fo:min-width="10.20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892cm" fo:min-width="9.9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896cm" fo:min-width="8.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00%" fo:text-align="center"/>
    </style:style>
    <style:style style:name="P4" style:family="paragraph">
      <loext:graphic-properties draw:fill-color="#ffffff"/>
      <style:paragraph-properties fo:line-height="150%" fo:text-align="center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line-height="150%" fo:text-align="center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line-height="150%"/>
      <style:text-properties fo:color="#009933"/>
    </style:style>
    <style:style style:name="P9" style:family="paragraph">
      <loext:graphic-properties draw:fill="none" draw:fill-color="#ffffff"/>
      <style:paragraph-properties fo:line-height="150%"/>
      <style:text-properties fo:color="#009933"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color="#ff3333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9900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9933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26cm" svg:y1="1.116cm" svg:x2="13.26cm" svg:y2="17.118cm">
          <text:p/>
        </draw:line>
        <draw:line draw:style-name="gr1" draw:text-style-name="P1" draw:layer="layout" svg:x1="22.76cm" svg:y1="1.016cm" svg:x2="22.76cm" svg:y2="17.018cm">
          <text:p/>
        </draw:line>
        <draw:custom-shape draw:style-name="gr2" draw:text-style-name="P4" draw:layer="layout" svg:width="11.115cm" svg:height="2.54cm" svg:x="0.908cm" svg:y="4.748cm">
          <text:p text:style-name="P2"><text:span text:style-name="T1">talk_to_netback()</text:span></text:p>
          <text:p text:style-name="P2"><text:span text:style-name="T2">read “multi-queue-max-queues” from xenstore</text:span></text:p>
          <text:p text:style-name="P3"><text:span text:style-name="T2">to max_que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462cm" svg:height="1.703cm" svg:x="0.2cm" svg:y="8.471cm">
          <text:p text:style-name="P2"><text:span text:style-name="T1">talk_to_netback()</text:span></text:p>
          <text:p text:style-name="P2"><text:span text:style-name="T2">num_queues = min(max_queues, xennet_max_queu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0.413cm" svg:height="1.779cm" svg:x="1.17cm" svg:y="1.659cm">
          <text:p text:style-name="P2"><text:span text:style-name="T1">netif_init()</text:span></text:p>
          <text:p text:style-name="P2"><text:span text:style-name="T2">xennet_max_queues = num_online_cpu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382cm" svg:height="2.54cm" svg:x="2.286cm" svg:y="11.076cm">
          <text:p text:style-name="P2"><text:span text:style-name="T1">talk_to_netback()</text:span></text:p>
          <text:p text:style-name="P2"><text:span text:style-name="T2">write num_queues to xenstore</text:span></text:p>
          <text:p text:style-name="P6"><text:span text:style-name="T2">“</text:span><text:span text:style-name="T2">multi-queue-num-queues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7.874cm" svg:height="2.032cm" svg:x="2.794cm" svg:y="14.486cm">
          <text:p text:style-name="P6"><text:span text:style-name="T2">init ring, evtchn/irq</text:span></text:p>
          <text:p text:style-name="P6"><text:span text:style-name="T2">for each queue at front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9.553cm" svg:height="1.638cm" svg:x="13.254cm" svg:y="5.088cm">
          <draw:text-box>
            <text:p text:style-name="P8"><text:span text:style-name="T3">backend: multi-queue-max-queues = 8</text:span></text:p>
          </draw:text-box>
        </draw:frame>
        <draw:custom-shape draw:style-name="gr8" draw:text-style-name="P4" draw:layer="layout" svg:width="10.16cm" svg:height="2.032cm" svg:x="24.13cm" svg:y="1.862cm">
          <text:p text:style-name="P2"><text:span text:style-name="T1">netback_init()</text:span></text:p>
          <text:p text:style-name="P2"><text:span text:style-name="T2">xenvif_max_queues = num_online_cpu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0.922cm" svg:height="2.207cm" svg:x="23.876cm" svg:y="5.148cm">
          <text:p text:style-name="P2"><text:span text:style-name="T1">netback_probe()</text:span></text:p>
          <text:p text:style-name="P2"><text:span text:style-name="T2">write xenvif_max_queues to xenstore</text:span></text:p>
          <text:p text:style-name="P6"><text:span text:style-name="T2">“</text:span><text:span text:style-name="T2">multi-queue-num-queues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0.69cm" svg:height="2.372cm" svg:x="24.062cm" svg:y="11.872cm">
          <text:p text:style-name="P2"><text:span text:style-name="T1">connect()</text:span></text:p>
          <text:p text:style-name="P2"><text:span text:style-name="T2">read “multi-queue-num-queues” from xenstore</text:span></text:p>
          <text:p text:style-name="P6"><text:span text:style-name="T2">to requested_num_que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8.794cm" svg:height="1.27cm" svg:x="24.988cm" svg:y="15.462cm">
          <text:p text:style-name="P6"><text:span text:style-name="T2">init ring, evtchn/irq, netback kthread </text:span></text:p>
          <text:p text:style-name="P6"><text:span text:style-name="T2">for each queue at bac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4.981cm" svg:height="0.962cm" svg:x="4.163cm" svg:y="0.308cm">
          <draw:text-box>
            <text:p text:style-name="P10"><text:span text:style-name="T4">DomU-netfront</text:span></text:p>
          </draw:text-box>
        </draw:frame>
        <draw:frame draw:style-name="gr12" draw:text-style-name="P11" draw:layer="layout" svg:width="5.722cm" svg:height="0.962cm" svg:x="15.464cm" svg:y="0.308cm">
          <draw:text-box>
            <text:p text:style-name="P10"><text:span text:style-name="T4">xenstore timeline</text:span></text:p>
          </draw:text-box>
        </draw:frame>
        <draw:frame draw:style-name="gr12" draw:text-style-name="P11" draw:layer="layout" svg:width="4.871cm" svg:height="0.962cm" svg:x="26.164cm" svg:y="0.308cm">
          <draw:text-box>
            <text:p text:style-name="P10"><text:span text:style-name="T4">Dom0-netback</text:span></text:p>
          </draw:text-box>
        </draw:frame>
        <draw:frame draw:style-name="gr7" draw:text-style-name="P9" draw:layer="layout" svg:width="9.553cm" svg:height="1.638cm" svg:x="13.255cm" svg:y="11.488cm">
          <draw:text-box>
            <text:p text:style-name="P8"><text:span text:style-name="T3">backend: multi-queue-max-queues = 6</text:span></text:p>
            <text:p text:style-name="P8"><text:span text:style-name="T3">frontend: multi-queue-num-queues = 4</text:span></text:p>
          </draw:text-box>
        </draw:frame>
        <draw:line draw:style-name="gr13" draw:text-style-name="P1" draw:layer="layout" svg:x1="23.876cm" svg:y1="5.842cm" svg:x2="22.606cm" svg:y2="5.588cm">
          <text:p/>
        </draw:line>
        <draw:line draw:style-name="gr13" draw:text-style-name="P1" draw:layer="layout" svg:x1="13.26cm" svg:y1="5.588cm" svg:x2="12.023cm" svg:y2="6.096cm">
          <text:p/>
        </draw:line>
        <draw:line draw:style-name="gr13" draw:text-style-name="P1" draw:layer="layout" svg:x1="10.668cm" svg:y1="12.192cm" svg:x2="13.462cm" svg:y2="12.7cm">
          <text:p/>
        </draw:line>
        <draw:line draw:style-name="gr13" draw:text-style-name="P1" draw:layer="layout" svg:x1="22.76cm" svg:y1="12.446cm" svg:x2="24.062cm" svg:y2="13.208cm">
          <text:p/>
        </draw:line>
        <draw:line draw:style-name="gr13" draw:text-style-name="P1" draw:layer="layout" svg:x1="6.35cm" svg:y1="3.438cm" svg:x2="6.35cm" svg:y2="4.748cm">
          <text:p/>
        </draw:line>
        <draw:line draw:style-name="gr13" draw:text-style-name="P1" draw:layer="layout" svg:x1="6.35cm" svg:y1="7.288cm" svg:x2="6.35cm" svg:y2="8.471cm">
          <text:p/>
        </draw:line>
        <draw:line draw:style-name="gr13" draw:text-style-name="P1" draw:layer="layout" svg:x1="6.304cm" svg:y1="10.174cm" svg:x2="6.304cm" svg:y2="11.43cm">
          <text:p/>
        </draw:line>
        <draw:line draw:style-name="gr13" draw:text-style-name="P1" draw:layer="layout" svg:x1="6.35cm" svg:y1="13.616cm" svg:x2="6.35cm" svg:y2="14.486cm">
          <text:p/>
        </draw:line>
        <draw:line draw:style-name="gr13" draw:text-style-name="P1" draw:layer="layout" svg:x1="29.464cm" svg:y1="3.894cm" svg:x2="29.464cm" svg:y2="5.148cm">
          <text:p/>
        </draw:line>
        <draw:line draw:style-name="gr13" draw:text-style-name="P1" draw:layer="layout" svg:x1="29.464cm" svg:y1="7.355cm" svg:x2="29.464cm" svg:y2="11.872cm">
          <text:p/>
        </draw:line>
        <draw:line draw:style-name="gr13" draw:text-style-name="P1" draw:layer="layout" svg:x1="29.464cm" svg:y1="14.244cm" svg:x2="29.464cm" svg:y2="15.462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3-01T09:46:27.097030948</dc:date>
    <meta:editing-duration>PT3H4M37S</meta:editing-duration>
    <meta:editing-cycles>225</meta:editing-cycles>
    <meta:generator>LibreOffice/5.1.4.2$Linux_X86_64 LibreOffice_project/10m0$Build-2</meta:generator>
    <meta:document-statistic meta:object-count="50"/>
  </office:meta>
</office:document-meta>
</file>